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EE1C7237D1A99E0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5EE1C7237D1A99E0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a vid y las ramas</text:span></text:p>
            <text:p text:style-name="P3"><text:span text:style-name="T2">(Juan 15.1-17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9:04.338000000</dc:date>
    <meta:editing-duration>PT2H30M2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